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rsid="001aafd6" officeooo:paragraph-rsid="001070d8"/>
    </style:style>
    <style:style style:name="P2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rsid="001aafd6" officeooo:paragraph-rsid="001070d8"/>
    </style:style>
    <style:style style:name="P3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rsid="001aafd6" officeooo:paragraph-rsid="00126a61"/>
    </style:style>
    <style:style style:name="P4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1aafd6" officeooo:paragraph-rsid="001070d8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afd6" officeooo:paragraph-rsid="001070d8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afd6" officeooo:paragraph-rsid="00126a61"/>
    </style:style>
    <style:style style:name="P7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officeooo:rsid="001aafd6" officeooo:paragraph-rsid="00126a61"/>
    </style:style>
    <style:style style:name="P8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1aafd6" officeooo:paragraph-rsid="0016d503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afd6" officeooo:paragraph-rsid="0016d503"/>
    </style:style>
    <style:style style:name="P10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paragraph-rsid="00126a61"/>
    </style:style>
    <style:style style:name="P11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officeooo:paragraph-rsid="0016d503"/>
    </style:style>
    <style:style style:name="P12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rsid="001070d8" officeooo:paragraph-rsid="001070d8"/>
    </style:style>
    <style:style style:name="P13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rsid="001070d8" officeooo:paragraph-rsid="001070d8"/>
    </style:style>
    <style:style style:name="P14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rsid="001070d8" officeooo:paragraph-rsid="00126a61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070d8" officeooo:paragraph-rsid="001070d8"/>
    </style:style>
    <style:style style:name="P16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1070d8" officeooo:paragraph-rsid="001070d8"/>
    </style:style>
    <style:style style:name="P17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1070d8" officeooo:paragraph-rsid="00126a61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070d8" officeooo:paragraph-rsid="00126a61"/>
    </style:style>
    <style:style style:name="P19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officeooo:rsid="001070d8" officeooo:paragraph-rsid="00126a61"/>
    </style:style>
    <style:style style:name="P20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1070d8" officeooo:paragraph-rsid="0016d503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070d8" officeooo:paragraph-rsid="00202dc0"/>
    </style:style>
    <style:style style:name="P22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126a61" officeooo:paragraph-rsid="00126a61"/>
    </style:style>
    <style:style style:name="P23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officeooo:rsid="00126a61" officeooo:paragraph-rsid="0016d503"/>
    </style:style>
    <style:style style:name="P24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rsid="001cb2ce" officeooo:paragraph-rsid="001cb2ce"/>
    </style:style>
    <style:style style:name="P2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rsid="001f07b7" officeooo:paragraph-rsid="001f07b7"/>
    </style:style>
    <style:style style:name="T1" style:family="text">
      <style:text-properties officeooo:rsid="001070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b2c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6a61" style:font-weight-asian="normal" style:font-weight-complex="normal"/>
    </style:style>
    <style:style style:name="T6" style:family="text">
      <style:text-properties fo:font-weight="normal" officeooo:rsid="001cb2ce" style:font-weight-asian="normal" style:font-weight-complex="normal"/>
    </style:style>
    <style:style style:name="T7" style:family="text">
      <style:text-properties fo:font-weight="normal" officeooo:rsid="001f07b7" style:font-weight-asian="normal" style:font-weight-complex="normal"/>
    </style:style>
    <style:style style:name="T8" style:family="text">
      <style:text-properties officeooo:rsid="00126a61"/>
    </style:style>
    <style:style style:name="T9" style:family="text">
      <style:text-properties officeooo:rsid="0013ceb9"/>
    </style:style>
    <style:style style:name="T10" style:family="text">
      <style:text-properties officeooo:rsid="0016d503"/>
    </style:style>
    <style:style style:name="T11" style:family="text">
      <style:text-properties officeooo:rsid="0018c125"/>
    </style:style>
    <style:style style:name="T12" style:family="text">
      <style:text-properties officeooo:rsid="0018c4c0"/>
    </style:style>
    <style:style style:name="T13" style:family="text">
      <style:text-properties officeooo:rsid="001cb2ce"/>
    </style:style>
    <style:style style:name="T14" style:family="text">
      <style:text-properties officeooo:rsid="001e06b6"/>
    </style:style>
    <style:style style:name="T15" style:family="text">
      <style:text-properties officeooo:rsid="001e59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s d’utilisation : <text:span text:style-name="T1">Charger un fichier CSV</text:span></text:p>
      <text:p text:style-name="P5">Acteur principal : <text:span text:style-name="T1">Utilisateur</text:span></text:p>
      <text:p text:style-name="P5">Préconditions : /</text:p>
      <text:p text:style-name="P5">Garantie en cas de succès : <text:span text:style-name="T1">Charge les données du fichier CSV</text:span>.</text:p>
      <text:p text:style-name="P5">Garantie minimale : /</text:p>
      <text:p text:style-name="P5"/>
      <text:p text:style-name="P5">Scénario nominal :</text:p>
      <text:list xml:id="list3356853689" text:style-name="L2">
        <text:list-item>
          <text:p text:style-name="P1">L’<text:span text:style-name="T1">utilisateur</text:span> <text:span text:style-name="T1">sélectionne la fonctionnalité « Charger un fichier CSV »</text:span></text:p>
        </text:list-item>
        <text:list-item>
          <text:p text:style-name="P12">Le système affiche une page afin de rentrer le nom du fichier</text:p>
        </text:list-item>
        <text:list-item>
          <text:p text:style-name="P12">L’utilisateur rentre le nom du fichier</text:p>
        </text:list-item>
        <text:list-item>
          <text:p text:style-name="P12">Le système charge le fichier et envoie un message pour dire que le fichier est chargé</text:p>
        </text:list-item>
      </text:list>
      <text:p text:style-name="P5"/>
      <text:p text:style-name="P5">Scénarios alternatifs : </text:p>
      <text:p text:style-name="P5"><text:tab/><text:tab/><text:span text:style-name="T2">A</text:span>. <text:span text:style-name="T1">Le fichier n’existe pas :</text:span></text:p>
      <text:list xml:id="list890176296" text:style-name="L4">
        <text:list-item>
          <text:p text:style-name="P2"><text:span text:style-name="T1">3</text:span>A): L’<text:span text:style-name="T1">utilisateur entre un nom de fichier qui n’existe pas</text:span></text:p>
        </text:list-item>
        <text:list-item>
          <text:p text:style-name="P14">4(A) : Le système <text:span text:style-name="T8">avertit</text:span> « le fichier n’existe pas »</text:p>
        </text:list-item>
        <text:list-item>
          <text:p text:style-name="P13">5(A) : Retour à l’étape 2 du scénario nominal</text:p>
        </text:list-item>
      </text:list>
      <text:p text:style-name="P15"><text:tab/><text:tab/><text:span text:style-name="T2">B</text:span><text:span text:style-name="T4">. Le fichier ne peut pas être chargé :</text:span></text:p>
      <text:list xml:id="list2411917953" text:style-name="L5">
        <text:list-item>
          <text:p text:style-name="P4"><text:span text:style-name="T1">3</text:span><text:span text:style-name="T11">(B</text:span>): L’<text:span text:style-name="T1">utilisateur entre un nom de fichier qui n’existe pas</text:span></text:p>
        </text:list-item>
        <text:list-item>
          <text:p text:style-name="P17">4(<text:span text:style-name="T11">B</text:span>) : Le système <text:span text:style-name="T8">avertit</text:span> « le fichier ne peut pas être chargé »</text:p>
        </text:list-item>
        <text:list-item>
          <text:p text:style-name="P16">5(<text:span text:style-name="T11">B</text:span>) : Retour à l’étape 2 du scénario nominal</text:p>
        </text:list-item>
      </text:list>
      <text:p text:style-name="P15"/>
      <text:p text:style-name="P6">Cas d’utilisation : <text:span text:style-name="T8">Ajouter un nouveau point</text:span></text:p>
      <text:p text:style-name="P6">Acteur principal : <text:span text:style-name="T1">Utilisateur</text:span></text:p>
      <text:p text:style-name="P6">Préconditions : /</text:p>
      <text:p text:style-name="P6">Garantie en cas de succès : <text:span text:style-name="T8">Ajoute un point au nuage de points</text:span></text:p>
      <text:p text:style-name="P6">Garantie minimale : /</text:p>
      <text:p text:style-name="P6"/>
      <text:p text:style-name="P6">Scénario nominal :</text:p>
      <text:list xml:id="list2462110033" text:style-name="L7">
        <text:list-item>
          <text:p text:style-name="P10"><text:span text:style-name="T8">L’utilisateur sélectionne la fonctionnalité « Ajouter un point »</text:span></text:p>
        </text:list-item>
        <text:list-item>
          <text:p text:style-name="P22">Le système affiche un formulaire pour créer un objet point</text:p>
        </text:list-item>
        <text:list-item>
          <text:p text:style-name="P22">L’utilisateur entre les données de ce point et valide</text:p>
        </text:list-item>
        <text:list-item>
          <text:p text:style-name="P22">Le système ajoute ce point à la liste des points et envoie un message de confirmation à l’utilisateur</text:p>
        </text:list-item>
      </text:list>
      <text:p text:style-name="P6">Scénarios alternatifs : </text:p>
      <text:p text:style-name="P6"><text:tab/><text:tab/><text:span text:style-name="T2">A</text:span>. <text:span text:style-name="T1">Le </text:span><text:span text:style-name="T8">point existe déjà</text:span><text:span text:style-name="T1"> :</text:span></text:p>
      <text:list xml:id="list105514047217896" text:continue-list="list890176296" text:style-name="L4">
        <text:list-item>
          <text:p text:style-name="P3"><text:span text:style-name="T1">3</text:span>A): L’<text:span text:style-name="T1">utilisateur entre un </text:span><text:span text:style-name="T8">point qui existe</text:span></text:p>
        </text:list-item>
        <text:list-item>
          <text:p text:style-name="P14">4(A) : Le système <text:span text:style-name="T8">avertit</text:span> « le <text:span text:style-name="T8">point existe déjà</text:span> »</text:p>
        </text:list-item>
        <text:list-item>
          <text:p text:style-name="P14">5(A) : Retour à l’étape 2 du scénario nominal</text:p>
        </text:list-item>
      </text:list>
      <text:p text:style-name="P18"><text:tab/><text:tab/><text:span text:style-name="T2">B</text:span><text:span text:style-name="T4">. </text:span><text:span text:style-name="T5">Coordonnées du point invalide</text:span><text:span text:style-name="T4">:</text:span></text:p>
      <text:list xml:id="list1243589595" text:style-name="L8">
        <text:list-item>
          <text:p text:style-name="P7"><text:span text:style-name="T1">3</text:span><text:span text:style-name="T11">(B</text:span>): L’<text:span text:style-name="T1">utilisateur </text:span><text:span text:style-name="T8">des coordonnées trop grande</text:span></text:p>
        </text:list-item>
        <text:list-item>
          <text:p text:style-name="P19">4(<text:span text:style-name="T11">B</text:span>) : Le système <text:span text:style-name="T8">avertit</text:span> « le<text:span text:style-name="T9">s coordonnées sont invalides</text:span> »</text:p>
        </text:list-item>
        <text:list-item>
          <text:p text:style-name="P19">5(<text:span text:style-name="T11">B</text:span>) : Retour à l’étape 2 du scénario nominal</text:p>
        </text:list-item>
      </text:list>
      <text:p text:style-name="P9"/>
      <text:p text:style-name="P9"/>
      <text:p text:style-name="P9"/>
      <text:p text:style-name="P9"><text:soft-page-break/>Cas d’utilisation : <text:span text:style-name="T10">Relancer la catégorisation</text:span></text:p>
      <text:p text:style-name="P9">Acteur principal : <text:span text:style-name="T1">Utilisateur</text:span></text:p>
      <text:p text:style-name="P9">Préconditions : <text:span text:style-name="T10">Avoir une catégorisation active</text:span></text:p>
      <text:p text:style-name="P9">Garantie en cas de succès : <text:span text:style-name="T10">Relance la catégorisation avec des paramètres donnés </text:span></text:p>
      <text:p text:style-name="P9">Garantie minimale : /</text:p>
      <text:p text:style-name="P9"/>
      <text:p text:style-name="P9">Scénario nominal :</text:p>
      <text:list xml:id="list3237088939" text:style-name="L11">
        <text:list-item>
          <text:p text:style-name="P11"><text:span text:style-name="T8">L’utilisateur sélectionne la fonctionnalité «</text:span><text:span text:style-name="T10">Relancer la catégorisation</text:span><text:span text:style-name="T8">»</text:span></text:p>
        </text:list-item>
        <text:list-item>
          <text:p text:style-name="P23">Le système affiche un formulaire pour <text:span text:style-name="T11">changer les paramètres de la catégorisation</text:span></text:p>
        </text:list-item>
        <text:list-item>
          <text:p text:style-name="P23">L’utilisateur entre les données d<text:span text:style-name="T11">e catégorisation</text:span> et valide</text:p>
        </text:list-item>
        <text:list-item>
          <text:p text:style-name="P23">Le système <text:span text:style-name="T11">relance une catégorisation avec les paramètres données</text:span></text:p>
        </text:list-item>
      </text:list>
      <text:p text:style-name="P9">Scénarios alternatifs : </text:p>
      <text:p text:style-name="P9"><text:tab/><text:tab/><text:span text:style-name="T2">A</text:span>. <text:span text:style-name="T12">Les paramètres donnés sont invalides</text:span><text:span text:style-name="T1"> :</text:span></text:p>
      <text:list xml:id="list3536753126" text:style-name="L9">
        <text:list-item>
          <text:p text:style-name="P8"><text:span text:style-name="T1">3</text:span>A): L’<text:span text:style-name="T1">utilisateur entre un </text:span><text:span text:style-name="T13">k trop grand ou une valeur invalide</text:span></text:p>
        </text:list-item>
        <text:list-item>
          <text:p text:style-name="P20">4(A) : Le système <text:span text:style-name="T8">avertit</text:span> « le<text:span text:style-name="T12">s informations </text:span><text:span text:style-name="T14">saisies </text:span><text:span text:style-name="T12">sont invalide</text:span><text:span text:style-name="T15">s</text:span> »</text:p>
        </text:list-item>
        <text:list-item>
          <text:p text:style-name="P20">5(A) : Retour à l’étape 2 du scénario nominal</text:p>
        </text:list-item>
      </text:list>
      <text:p text:style-name="P21"><text:span text:style-name="T6"><text:tab/><text:tab/></text:span><text:span text:style-name="T3">B</text:span><text:span text:style-name="T6">. Le système met plus de 5 secondes à relancer la catégorisation :</text:span></text:p>
      <text:list xml:id="list4088523527" text:style-name="L13">
        <text:list-item>
          <text:p text:style-name="P24"><text:span text:style-name="T4">4(B) Le système n’arrive pas à relancer la catégorisation</text:span></text:p>
        </text:list-item>
        <text:list-item>
          <text:p text:style-name="P24"><text:span text:style-name="T4">5(B) Arrêter la relance et avertir l’utilisateur « L</text:span><text:span text:style-name="T7">a catégorisation à rencontrer une erreur »</text:span></text:p>
        </text:list-item>
        <text:list-item>
          <text:p text:style-name="P25"><text:span text:style-name="T7">6</text:span><text:span text:style-name="T4">(B) Le système renvoie l’utilisateur sur l’ancienne catégorisat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11:23.538094666</meta:creation-date>
    <dc:date>2022-10-04T10:55:11.978250576</dc:date>
    <meta:editing-duration>PT33M31S</meta:editing-duration>
    <meta:editing-cycles>16</meta:editing-cycles>
    <meta:generator>LibreOffice/7.3.4.2$Linux_X86_64 LibreOffice_project/728fec16bd5f605073805c3c9e7c4212a0120dc5</meta:generator>
    <meta:document-statistic meta:table-count="0" meta:image-count="0" meta:object-count="0" meta:page-count="2" meta:paragraph-count="57" meta:word-count="494" meta:character-count="2803" meta:non-whitespace-character-count="2380"/>
  </office:meta>
</office:document-meta>
</file>